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9.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9.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8.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9.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8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8.4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Times New Roman" fo:font-size="10.5pt" style:font-size-asian="10.5pt" style:font-size-complex="10.5pt"/>
    </style:style>
    <style:style style:name="P3" style:family="paragraph">
      <loext:graphic-properties draw:fill-color="#ffffff"/>
      <style:paragraph-properties fo:text-align="center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6" draw:id="id6" draw:layer="layout" svg:width="10.4cm" svg:height="2.2cm" svg:x="8.9cm" svg:y="3cm">
          <text:p text:style-name="P1"><text:span text:style-name="T1">Analizar, desarrollar e implementar un modelo aplicable </text:span></text:p>
          <text:p text:style-name="P1"><text:span text:style-name="T1">de firma digital para el Ministerio de Obras Públicas </text:span></text:p>
          <text:p text:style-name="P1"><text:span text:style-name="T1">Servicios y Vivienda que permita interactuar entre </text:span></text:p>
          <text:p text:style-name="P1"><text:span text:style-name="T1">los sistemas y servidores públicos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0cm" svg:height="2.2cm" svg:x="8.8cm" svg:y="16.4cm">
          <text:p text:style-name="P1"><text:span text:style-name="T1">Realizar un diseño que permita realizar el uso</text:span></text:p>
          <text:p text:style-name="P1"><text:span text:style-name="T1">de la firma digital para documentos en formato PDF </text:span></text:p>
          <text:p text:style-name="P1"><text:span text:style-name="T1">realizados por los servidores públicos o generados por </text:span></text:p>
          <text:p text:style-name="P1"><text:span text:style-name="T1">los diferentes sistemas con los que cuenta el Ministerio.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6cm" svg:height="2.2cm" svg:x="14.3cm" svg:y="12.8cm">
          <text:p text:style-name="P1"><text:span text:style-name="T1">Realizar un diseño para incorporar varias firmas</text:span></text:p>
          <text:p text:style-name="P1"><text:span text:style-name="T1"><text:s/></text:span><text:span text:style-name="T1">digitales dentro de un documento en formato PDF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9.8cm" svg:height="2.2cm" svg:x="7.4cm" svg:y="9.7cm">
          <text:p text:style-name="P1"><text:span text:style-name="T1">Realizar por un medio informático una marca de agua</text:span></text:p>
          <text:p text:style-name="P1"><text:span text:style-name="T1">para mostrar la información de una persona como ser </text:span></text:p>
          <text:p text:style-name="P1"><text:span text:style-name="T1">nombre completo y cargo institucional dentro de un </text:span></text:p>
          <text:p text:style-name="P1"><text:span text:style-name="T1">documento en formato PDF firmado.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8.5cm" svg:height="2.2cm" svg:x="4cm" svg:y="6.9cm">
          <text:p text:style-name="P1"><text:span text:style-name="T1">Incluir el sello de tiempo que permita demostrar</text:span></text:p>
          <text:p text:style-name="P1"><text:span text:style-name="T1">Que una serie de datos no han existido y no</text:span></text:p>
          <text:p text:style-name="P1"><text:span text:style-name="T1">Han sido vulnerado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8.9cm" svg:height="2.2cm" svg:x="13.6cm" svg:y="6.9cm">
          <text:p text:style-name="P1"><text:span text:style-name="T1">Verificar y validar firmas digitales de los servidores </text:span></text:p>
          <text:p text:style-name="P1"><text:span text:style-name="T1">públicos en documentos con formato PDF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3" draw:id="id3" draw:layer="layout" svg:width="7.5cm" svg:height="2.2cm" svg:x="4cm" svg:y="12.8cm">
          <text:p text:style-name="P1"><text:span text:style-name="T1">Verificar y validar el estado de certificado</text:span></text:p>
          <text:p text:style-name="P1"><text:span text:style-name="T1">proporcionado por la entidad certificadora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3.8cm" svg:y1="16.4cm" svg:x2="18.6cm" svg:y2="15cm" draw:start-shape="id1" draw:start-glue-point="0" draw:end-shape="id2" svg:d="M13800 16400v-700h4800v-700" svg:viewBox="0 0 4801 1401">
          <text:p/>
        </draw:connector>
        <draw:connector draw:style-name="gr8" draw:text-style-name="P4" draw:layer="layout" svg:x1="13.8cm" svg:y1="16.4cm" svg:x2="7.75cm" svg:y2="15cm" draw:start-shape="id1" draw:start-glue-point="0" draw:end-shape="id3" svg:d="M13800 16400v-700h-6050v-700" svg:viewBox="0 0 6051 1401">
          <text:p/>
        </draw:connector>
        <draw:connector draw:style-name="gr8" draw:text-style-name="P4" draw:layer="layout" svg:x1="18.6cm" svg:y1="12.8cm" svg:x2="18.05cm" svg:y2="9.1cm" draw:start-shape="id2" draw:start-glue-point="0" draw:end-shape="id4" svg:d="M18600 12800v-1850h-550v-1850" svg:viewBox="0 0 551 3701">
          <text:p/>
        </draw:connector>
        <draw:connector draw:style-name="gr8" draw:text-style-name="P4" draw:layer="layout" svg:x1="7.75cm" svg:y1="12.8cm" svg:x2="12.3cm" svg:y2="11.9cm" draw:start-shape="id3" draw:start-glue-point="0" draw:end-shape="id5" draw:end-glue-point="2" svg:d="M7750 12800v-450h4550v-450" svg:viewBox="0 0 4551 901">
          <text:p/>
        </draw:connector>
        <draw:connector draw:style-name="gr8" draw:text-style-name="P4" draw:layer="layout" svg:x1="13.8cm" svg:y1="16.4cm" svg:x2="12.3cm" svg:y2="11.9cm" draw:start-shape="id1" draw:start-glue-point="0" draw:end-shape="id5" draw:end-glue-point="2" svg:d="M13800 16400v-2250h-1500v-2250" svg:viewBox="0 0 1501 4501">
          <text:p/>
        </draw:connector>
        <draw:connector draw:style-name="gr8" draw:text-style-name="P4" draw:layer="layout" svg:x1="18.05cm" svg:y1="6.9cm" svg:x2="14.1cm" svg:y2="5.2cm" draw:start-shape="id4" draw:start-glue-point="0" draw:end-shape="id6" svg:d="M18050 6900v-850h-3950v-850" svg:viewBox="0 0 3951 1701">
          <text:p/>
        </draw:connector>
        <draw:connector draw:style-name="gr8" draw:text-style-name="P4" draw:layer="layout" svg:x1="8.25cm" svg:y1="6.9cm" svg:x2="14.1cm" svg:y2="5.2cm" draw:start-shape="id7" draw:start-glue-point="0" draw:end-shape="id6" draw:end-glue-point="2" svg:d="M8250 6900v-850h5850v-850" svg:viewBox="0 0 5851 1701">
          <text:p/>
        </draw:connector>
        <draw:connector draw:style-name="gr8" draw:text-style-name="P4" draw:layer="layout" svg:x1="12.3cm" svg:y1="9.7cm" svg:x2="8.25cm" svg:y2="9.1cm" draw:start-shape="id5" draw:start-glue-point="0" draw:end-shape="id7" draw:end-glue-point="2" svg:d="M12300 9700v-300h-4050v-300" svg:viewBox="0 0 4051 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B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BO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Encabezado_20_2" style:display-name="Encabezad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Encabezado_20_3" style:display-name="Encabezado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Caracteres_20_de_20_nota_20_al_20_pie" style:display-name="Caracteres de nota al pie" style:family="graphic">
      <style:paragraph-properties style:text-autospace="none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ímbolos_20_de_20_numeración" style:display-name="Símbolos de numeración" style:family="graphic">
      <style:paragraph-properties style:text-autospace="none"/>
    </style:style>
    <style:style style:name="Nota_20_al_20_pie" style:display-name="Nota al pi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Cita" style:family="graphic">
      <style:paragraph-properties fo:margin-left="1.764cm" fo:margin-right="1.764cm" fo:margin-top="0cm" fo:margin-bottom="0.88cm" fo:text-indent="0cm" style:text-autospace="none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</office:styles>
  <office:automatic-styles>
    <style:page-layout style:name="PM0">
      <style:page-layout-properties fo:margin-top="3cm" fo:margin-bottom="3cm" fo:margin-left="4cm" fo:margin-right="3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min </meta:initial-creator>
    <meta:creation-date>2015-06-15T18:59:11.835823788</meta:creation-date>
    <dc:date>2015-06-18T18:40:33.206596592</dc:date>
    <dc:creator>armin </dc:creator>
    <meta:editing-duration>PT6H36M53S</meta:editing-duration>
    <meta:editing-cycles>5</meta:editing-cycles>
    <meta:generator>LibreOffice/4.4.3.2$Linux_X86_64 LibreOffice_project/40m0$Build-2</meta:generator>
    <meta:document-statistic meta:object-count="15"/>
  </office:meta>
</office:document-meta>
</file>